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Standard">
      <style:paragraph-properties fo:margin-left="0.25in" fo:margin-right="0in" fo:margin-top="0in" fo:margin-bottom="0in" fo:line-height="100%" fo:text-indent="-0.25in" style:auto-text-indent="false"/>
    </style:style>
    <style:style style:name="P3"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4" style:family="paragraph" style:parent-style-name="No_20_Spacing" style:master-page-name="Standard">
      <style:paragraph-properties fo:text-align="center" style:justify-single-word="false" style:page-number="auto"/>
      <style:text-properties style:font-name="Times New Roman" fo:font-size="16pt" style:font-size-asian="16pt" style:font-name-complex="Times New Roman1" style:font-size-complex="16pt"/>
    </style:style>
    <style:style style:name="P5" style:family="paragraph" style:parent-style-name="Standard">
      <style:paragraph-properties fo:margin-top="0in" fo:margin-bottom="0in" fo:line-height="100%"/>
    </style:style>
    <style:style style:name="P6" style:family="paragraph" style:parent-style-name="Standard" style:list-style-name="">
      <style:paragraph-properties fo:margin-top="0in" fo:margin-bottom="0in" fo:line-height="100%"/>
    </style:style>
    <style:style style:name="P7" style:family="paragraph" style:parent-style-name="Standard" style:list-style-name="">
      <style:paragraph-properties fo:margin-top="0in" fo:margin-bottom="0in" fo:line-height="100%"/>
      <style:text-properties fo:font-size="12pt" style:font-size-asian="12pt" style:font-size-complex="12pt"/>
    </style:style>
    <style:style style:name="P8" style:family="paragraph" style:parent-style-name="Standard">
      <style:paragraph-properties fo:margin-left="0in" fo:margin-right="0in" fo:margin-top="0in" fo:margin-bottom="0in" fo:line-height="100%" fo:text-indent="0in" style:auto-text-indent="false"/>
      <style:text-properties fo:color="#000000" style:font-name="Times New Roman" fo:font-size="12pt" style:font-size-asian="12pt" style:font-size-complex="12pt"/>
    </style:style>
    <style:style style:name="P9" style:family="paragraph" style:parent-style-name="Standard">
      <style:paragraph-properties fo:margin-left="0in" fo:margin-right="0in" fo:margin-top="0in" fo:margin-bottom="0in" fo:line-height="100%"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5" style:family="text">
      <style:text-properties style:font-name="Times New Roman" fo:font-size="12pt" fo:font-style="normal" fo:font-weight="bold" style:font-size-asian="12pt" style:font-style-asian="normal" style:font-weight-asian="bold" style:font-name-complex="Times New Roman1" style:font-size-complex="12pt" style:font-style-complex="normal" style:font-weight-complex="bold"/>
    </style:style>
    <style:style style:name="T6" style:family="text">
      <style:text-properties style:font-name="Times New Roman" style:font-name-complex="Times New Roman1"/>
    </style:style>
    <style:style style:name="T7" style:family="text">
      <style:text-properties fo:color="#000000" style:font-name="Times New Roman" fo:font-size="12pt" fo:font-style="normal" fo:font-weight="normal" style:font-name-asian="Georgia" style:font-size-asian="12pt" style:font-style-asian="normal" style:font-weight-asian="normal" style:font-name-complex="Georgia" style:font-size-complex="12pt" style:font-style-complex="normal" style:font-weight-complex="normal"/>
    </style:style>
    <style:style style:name="T8" style:family="text">
      <style:text-properties fo:color="#000000" style:font-name="Times New Roman" fo:font-size="12pt" fo:font-style="normal" fo:font-weight="bold" style:font-name-asian="Georgia" style:font-size-asian="12pt" style:font-style-asian="normal" style:font-weight-asian="bold" style:font-name-complex="Georgia" style:font-size-complex="12pt" style:font-style-complex="normal" style:font-weight-complex="bold"/>
    </style:style>
    <style:style style:name="T9" style:family="text">
      <style:text-properties fo:color="#000000" style:font-name="Times New Roman" fo:font-size="11pt" fo:font-style="normal" style:font-name-asian="Georgia" style:font-size-asian="11pt" style:font-style-asian="normal" style:font-name-complex="Georgia" style:font-size-complex="11pt" style:font-style-complex="normal"/>
    </style:style>
    <style:style style:name="T10" style:family="text">
      <style:text-properties fo:color="#000000" style:font-name="Times New Roman" fo:font-size="11pt" fo:font-style="italic" style:font-name-asian="Georgia" style:font-size-asian="11pt" style:font-style-asian="italic" style:font-name-complex="Georgia" style:font-size-complex="11pt" style:font-style-complex="italic"/>
    </style:style>
    <style:style style:name="T11" style:family="text">
      <style:text-properties style:text-position="super 58%" style:font-name="Times New Roman" fo:font-size="12pt" style:font-size-asian="12pt" style:font-name-complex="Times New Roman1" style:font-size-complex="12pt"/>
    </style:style>
    <style:style style:name="T12" style:family="text">
      <style:text-properties fo:font-style="italic" style:font-name-asian="Georgia" style:font-style-asian="italic" style:font-name-complex="Georgia" style:font-style-complex="italic"/>
    </style:style>
    <style:style style:name="T13" style:family="text">
      <style:text-properties fo:font-style="normal" style:font-name-asian="Georgia" style:font-style-asian="normal" style:font-name-complex="Georgia" style:font-style-complex="normal"/>
    </style:style>
    <style:style style:name="T14" style:family="text">
      <style:text-properties fo:font-style="normal" fo:font-weight="bold" style:font-name-asian="Georgia" style:font-style-asian="normal" style:font-weight-asian="bold" style:font-name-complex="Georgia" style:font-style-complex="normal" style:font-weight-complex="bold"/>
    </style:style>
    <style:style style:name="T15" style:family="text">
      <style:text-properties style:font-name-asian="Georgia" style:font-name-complex="Georgi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Yoke University</text:p>
      <text:p text:style-name="P1"/>
      <text:p text:style-name="No_20_Spacing"><text:span text:style-name="T2">Read:</text:span><text:span text:style-name="T1"> Matthew 11:28-30</text:span></text:p>
      <text:p text:style-name="P1"/>
      <text:p text:style-name="P2"><text:span text:style-name="T2">Text:</text:span><text:span text:style-name="T1"> </text:span><text:span text:style-name="T9">Matthew 11:30 “For my yoke </text:span><text:span text:style-name="T10">is</text:span><text:span text:style-name="T9"> easy, and my burden is light.”</text:span></text:p>
      <text:p text:style-name="P3"/>
      <text:h text:style-name="P5" text:outline-level="3"><text:span text:style-name="T2">Introduction:</text:span><text:span text:style-name="T1"> If I were to ask you if you thought it is easy to serve the Lord or not; how would you answer? As Christianity in America is under severe attack and those who stand for Christ are endangering their very life; would you say that serving Christ is easy or hard? When one cannot even refuse to participate in an un-biblical practice without risking the loss of all your material goods in a lawsuit; is serving Christ easy? When we live in a nation where we are limited to the choice between a socialist and a crass, vulgar millionaire for our president it causes me to wonder how it will be serving Christ in this day and time. Will it be easy or hard? </text:span></text:h>
      <text:h text:style-name="P6" text:outline-level="3"><text:span text:style-name="T1"><text:s text:c="2"/>I want to examine a problem with the way we look at things today. I have been guilty of saying that I'm working for God. A better under-standing is that God desires that I work </text:span><text:span text:style-name="T4">with</text:span><text:span text:style-name="T1"> Him than </text:span><text:span text:style-name="T4">for</text:span><text:span text:style-name="T1"> Him.</text:span></text:h>
      <text:h text:style-name="P6" text:outline-level="3"><text:span text:style-name="T1"><text:s text:c="2"/>I am going to examine this scripture backwards. Let's start with the 30</text:span><text:span text:style-name="T11">th</text:span><text:span text:style-name="T1"> verse: </text:span><text:span text:style-name="T9">“For my yoke </text:span><text:span text:style-name="T10">is</text:span><text:span text:style-name="T9"> easy, and my burden is light.”</text:span></text:h>
      <text:h text:style-name="P6" text:outline-level="3"><text:span text:style-name="T1"/></text:h>
      <text:h text:style-name="P6" text:outline-level="3"><text:span text:style-name="T5">I. </text:span><text:span text:style-name="T3">The Yoke:</text:span><text:span text:style-name="T1"> What is a yoke? A yoke is an instrument that holds two animals together so that they can work as one. This tool of the farmer provided a way that the farmer could plow much further, deeper, and longer without wearing out his animals. </text:span></text:h>
      <text:h text:style-name="P6" text:outline-level="3"><text:span text:style-name="T1"><text:s text:c="2"/>I read about a farmer that had a mule and a horse. He put the horse on one side and the mule on the other and yoked them together. The horse strained ahead and the mule just stood there. The farmer applied his whip and soon they were pulling together. The mule still needed the whip more than the horse but they accomplished much together. </text:span></text:h>
      <text:h text:style-name="P6" text:outline-level="3"><text:span text:style-name="T1"/></text:h>
      <text:h text:style-name="P6" text:outline-level="3"><text:span text:style-name="T3">II. The Easy Yoke:</text:span><text:span text:style-name="T1"> The difference between a hard yoke and an easy yoke is determined by the cooperation between the animals yoked together. Ideally the farmer can yoke to evenly matched horses, mules, or oxen but this is rarely the case. One of the animals is usually either stronger or better adjusted to the yoke. The advantage of the yoke is that it is an equalizer in the hands of a skilled operator. The weaker animal becomes stronger as it pulls alongside of the stronger animal. The stronger animal becomes more patient as it slows to accommodate the weaker animal.</text:span></text:h>
      <text:h text:style-name="P6" text:outline-level="3"><text:span text:style-name="T1"/></text:h>
      <text:h text:style-name="P6" text:outline-level="3"><text:span text:style-name="T3">III. The Unequal Yoke:</text:span><text:span text:style-name="T1"> II </text:span><text:span text:style-name="T7">Corinthians 6:14 says “Be ye not un-equally yoked together with unbelievers...” This is the marriage killing verse that we use when we see our son or daughter being attracted to the wrong person. It involves far more than that. Some yokes never work. Try hooking a goat and an ox together..wont work. Try a poodle and a pony..wont work. The problem with an unequal yoke in marriage is that the parties are going in opposite directions. Remember it is easier to drag a person in the direction you are going if that direction is downhill. That explains why the lost one in an unequal yoke usually wins the battle.</text:span></text:h>
      <text:h text:style-name="P6" text:outline-level="3"><text:span text:style-name="T7"/></text:h>
      <text:h text:style-name="P6" text:outline-level="3"><text:span text:style-name="T8">IV. The Right Yoke:</text:span><text:span text:style-name="T7"> Jesus invites us to join Him in His yoke. He says: “Take my yoke upon you...” When you are in the yoke and you look over and see Jesus in the other side of the yoke we should have no problem knowing that we are not the stronger one pulling this load. <text:s/>When you are in the yoke and you look over and see Jesus in the other side of the yoke you know for certain that you are going in the right direction. When you are in the yoke and you look over and see Jesus in the other side of the yoke you are unlikely to slack off with your responsibilities. (inmate and Harley Lappin pouring cement).</text:span></text:h>
      <text:h text:style-name="P7" text:outline-level="3"><text:span text:style-name="T6"/></text:h>
      <text:p text:style-name="P8"><text:span text:style-name="T14">Conclude:</text:span><text:span text:style-name="T13"> “For my yoke </text:span><text:span text:style-name="T12">is</text:span><text:span text:style-name="T13"> easy, and my burden is light.” Are you willing to put your head down and slide into the yoke with Him?</text:span></text:p>
      <text:p text:style-name="P8"/>
      <text:p text:style-name="P9"><text:span text:style-name="T15"/></text:p>
      <text:p text:style-name="P9"/>
      <text:p text:style-name="P9"><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9</meta:editing-cycles>
    <meta:creation-date>2014-03-28T17:34:00</meta:creation-date>
    <dc:date>2017-01-14T18:41:56.06</dc:date>
    <meta:editing-duration>PT5M55S</meta:editing-duration>
    <meta:generator>OpenOffice/4.1.2$Win32 OpenOffice.org_project/412m3$Build-9782</meta:generator>
    <meta:document-statistic meta:table-count="0" meta:image-count="0" meta:object-count="0" meta:page-count="1" meta:paragraph-count="12" meta:word-count="683" meta:character-count="363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